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55dae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53ac28" officeooo:paragraph-rsid="0053ac28"/>
    </style:style>
    <style:style style:name="P6" style:family="paragraph" style:parent-style-name="Table_20_Contents">
      <style:paragraph-properties fo:text-align="center" style:justify-single-word="false"/>
      <style:text-properties officeooo:rsid="0053ac28" officeooo:paragraph-rsid="0055dae6"/>
    </style:style>
    <style:style style:name="P7" style:family="paragraph" style:parent-style-name="Table_20_Contents">
      <style:text-properties officeooo:rsid="0053ac28" officeooo:paragraph-rsid="0055dae6" fo:background-color="#fc5c00"/>
    </style:style>
    <style:style style:name="P8" style:family="paragraph" style:parent-style-name="Text_20_body">
      <style:text-properties officeooo:rsid="0028aba7" officeooo:paragraph-rsid="0028aba7"/>
    </style:style>
    <style:style style:name="P9" style:family="paragraph" style:parent-style-name="Text_20_body">
      <style:text-properties officeooo:rsid="0029290a" officeooo:paragraph-rsid="0029290a" fo:background-color="#fc5c00"/>
    </style:style>
    <style:style style:name="P10" style:family="paragraph" style:parent-style-name="Text_20_body">
      <style:text-properties officeooo:rsid="0029ec91" officeooo:paragraph-rsid="0029ec91" fo:background-color="#106802"/>
    </style:style>
    <style:style style:name="P11" style:family="paragraph" style:parent-style-name="Text_20_body">
      <style:text-properties officeooo:rsid="0029ec91" officeooo:paragraph-rsid="0029ec91" fo:background-color="#530260"/>
    </style:style>
    <style:style style:name="P12" style:family="paragraph" style:parent-style-name="Text_20_body">
      <style:text-properties officeooo:rsid="002c02ec" officeooo:paragraph-rsid="002c02ec" fo:background-color="#023f62"/>
    </style:style>
    <style:style style:name="P13" style:family="paragraph" style:parent-style-name="Text_20_body">
      <style:text-properties officeooo:rsid="002c9978" officeooo:paragraph-rsid="002c9978" fo:background-color="#876900"/>
    </style:style>
    <style:style style:name="P14" style:family="paragraph" style:parent-style-name="Standard">
      <style:text-properties officeooo:rsid="000e3d0d"/>
    </style:style>
    <style:style style:name="P15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16" style:family="paragraph" style:parent-style-name="Standard">
      <style:text-properties style:text-underline-style="solid" style:text-underline-width="auto" style:text-underline-color="font-color" officeooo:rsid="003bf4c8" officeooo:paragraph-rsid="0055dae6"/>
    </style:style>
    <style:style style:name="P17" style:family="paragraph" style:parent-style-name="Standard">
      <style:text-properties style:font-name="Liberation Serif" officeooo:rsid="000e3d0d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20" style:family="paragraph" style:parent-style-name="Standard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21" style:family="paragraph" style:parent-style-name="Standard" style:list-style-name="L3">
      <style:text-properties officeooo:rsid="003ee05b" officeooo:paragraph-rsid="00504cc8" fo:background-color="#fc5c00"/>
    </style:style>
    <style:style style:name="P22" style:family="paragraph" style:parent-style-name="Standard" style:list-style-name="L8">
      <style:text-properties officeooo:rsid="0040585b" officeooo:paragraph-rsid="0044595e"/>
    </style:style>
    <style:style style:name="P23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24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25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26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27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28" style:family="paragraph" style:parent-style-name="Table_20_Contents" style:list-style-name="L1">
      <style:text-properties officeooo:rsid="0013e90a" officeooo:paragraph-rsid="0013e90a"/>
    </style:style>
    <style:style style:name="P29" style:family="paragraph" style:parent-style-name="Table_20_Contents" style:list-style-name="L1">
      <style:text-properties officeooo:rsid="001cfd06" officeooo:paragraph-rsid="001cfd06" fo:background-color="#fc5c00"/>
    </style:style>
    <style:style style:name="P30" style:family="paragraph" style:parent-style-name="Table_20_Contents" style:list-style-name="L1">
      <style:text-properties officeooo:rsid="0022b06a" officeooo:paragraph-rsid="0022b06a" fo:background-color="#fc5c00"/>
    </style:style>
    <style:style style:name="P31" style:family="paragraph" style:parent-style-name="Table_20_Contents" style:list-style-name="L1">
      <style:text-properties officeooo:rsid="0023aca7" officeooo:paragraph-rsid="0023aca7" fo:background-color="#fc5c00"/>
    </style:style>
    <style:style style:name="P32" style:family="paragraph" style:parent-style-name="Table_20_Contents" style:list-style-name="L1">
      <style:text-properties officeooo:rsid="00274fa0" officeooo:paragraph-rsid="00274fa0" fo:background-color="#fc5c00"/>
    </style:style>
    <style:style style:name="P33" style:family="paragraph" style:parent-style-name="Table_20_Contents" style:list-style-name="L1">
      <style:text-properties officeooo:rsid="00280c6c" officeooo:paragraph-rsid="00280c6c" fo:background-color="#fc5c00"/>
    </style:style>
    <style:style style:name="P34" style:family="paragraph" style:parent-style-name="Table_20_Contents" style:list-style-name="L2">
      <style:text-properties officeooo:rsid="00463c27" officeooo:paragraph-rsid="00463c27" fo:background-color="#fc5c00"/>
    </style:style>
    <style:style style:name="P35" style:family="paragraph" style:parent-style-name="Table_20_Contents" style:list-style-name="L3">
      <style:text-properties officeooo:rsid="004b505e" officeooo:paragraph-rsid="004b505e" fo:background-color="#fc5c00"/>
    </style:style>
    <style:style style:name="P36" style:family="paragraph" style:parent-style-name="Table_20_Contents" style:list-style-name="L3">
      <style:text-properties officeooo:rsid="004bb2b4" officeooo:paragraph-rsid="004bb2b4" fo:background-color="#fc5c00"/>
    </style:style>
    <style:style style:name="P37" style:family="paragraph" style:parent-style-name="Table_20_Contents" style:list-style-name="L7">
      <style:text-properties officeooo:rsid="004bb2b4" officeooo:paragraph-rsid="0055dae6" fo:background-color="#fc5c00"/>
    </style:style>
    <style:style style:name="P38" style:family="paragraph" style:parent-style-name="Table_20_Contents" style:list-style-name="L3">
      <style:text-properties officeooo:rsid="00524975" officeooo:paragraph-rsid="00524975" fo:background-color="#fc5c00"/>
    </style:style>
    <style:style style:name="P39" style:family="paragraph" style:parent-style-name="Table_20_Contents" style:list-style-name="L3">
      <style:text-properties officeooo:rsid="00524975" officeooo:paragraph-rsid="0053ac28" fo:background-color="#fc5c00"/>
    </style:style>
    <style:style style:name="P40" style:family="paragraph" style:parent-style-name="Table_20_Contents" style:list-style-name="L7">
      <style:text-properties officeooo:rsid="00524975" officeooo:paragraph-rsid="0055dae6" fo:background-color="#fc5c00"/>
    </style:style>
    <style:style style:name="P41" style:family="paragraph" style:parent-style-name="Table_20_Contents" style:list-style-name="L3">
      <style:text-properties officeooo:rsid="0053ac28" officeooo:paragraph-rsid="0053ac28" fo:background-color="#fc5c00"/>
    </style:style>
    <style:style style:name="P42" style:family="paragraph" style:parent-style-name="Table_20_Contents" style:list-style-name="L4">
      <style:text-properties officeooo:rsid="00578c38" officeooo:paragraph-rsid="00578c38" fo:background-color="#fc5c00"/>
    </style:style>
    <style:style style:name="P43" style:family="paragraph" style:parent-style-name="Table_20_Contents" style:list-style-name="L4">
      <style:text-properties officeooo:rsid="0059f1ca" officeooo:paragraph-rsid="0059f1ca" fo:background-color="#fc5c00"/>
    </style:style>
    <style:style style:name="P44" style:family="paragraph" style:parent-style-name="Table_20_Contents" style:list-style-name="L4">
      <style:text-properties officeooo:rsid="005ad277" officeooo:paragraph-rsid="0055dae6" fo:background-color="#fc5c00"/>
    </style:style>
    <style:style style:name="P45" style:family="paragraph" style:parent-style-name="Table_20_Contents" style:list-style-name="L5">
      <style:text-properties officeooo:rsid="0064452b" officeooo:paragraph-rsid="0064452b" fo:background-color="#fc5c00"/>
    </style:style>
    <style:style style:name="P46" style:family="paragraph" style:parent-style-name="Table_20_Contents" style:list-style-name="L1">
      <style:text-properties officeooo:rsid="00280c6c" officeooo:paragraph-rsid="00280c6c" fo:background-color="#876900"/>
    </style:style>
    <style:style style:name="P47" style:family="paragraph" style:parent-style-name="Table_20_Contents" style:list-style-name="L2">
      <style:text-properties officeooo:rsid="0037c7c6" officeooo:paragraph-rsid="0037c7c6" fo:background-color="#876900"/>
    </style:style>
    <style:style style:name="P48" style:family="paragraph" style:parent-style-name="Table_20_Contents" style:list-style-name="L1">
      <style:text-properties officeooo:rsid="002fda53" officeooo:paragraph-rsid="002fda53" fo:background-color="#106802"/>
    </style:style>
    <style:style style:name="P49" style:family="paragraph" style:parent-style-name="Table_20_Contents" style:list-style-name="L2">
      <style:text-properties officeooo:rsid="0036b881" officeooo:paragraph-rsid="0036b881" fo:background-color="#106802"/>
    </style:style>
    <style:style style:name="P50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51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52" style:family="paragraph" style:parent-style-name="Table_20_Contents" style:list-style-name="L5">
      <style:text-properties fo:language="fr" fo:country="BE" officeooo:rsid="006080e7" officeooo:paragraph-rsid="006080e7" fo:background-color="#fc5c0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10" style:family="text">
      <style:text-properties officeooo:rsid="0055d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 PROJECT</text:p>
      <text:p text:style-name="P10">JAVA</text:p>
      <text:p text:style-name="P11">SGBD</text:p>
      <text:p text:style-name="P12">ANALYSE</text:p>
      <text:p text:style-name="P13">AUTRES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3">Mardi 07/04/2020</text:p>
          </table:table-cell>
        </table:table-row>
        <table:table-row table:style-name="Tableau1.2">
          <table:table-cell table:style-name="Tableau1.A2" office:value-type="string">
            <text:list xml:id="list3826100838044419879" text:style-name="L1">
              <text:list-item>
                <text:p text:style-name="P23">Implement <text:s/>password_hash + password_verify. Had a bug because in the DB, pswd was varchar(50) but needed more than 50. Put it at 100, → now it works.</text:p>
              </text:list-item>
              <text:list-item>
                <text:p text:style-name="P24">Correct mod<text:span text:style-name="T3">i</text:span>fy password bug in account view</text:p>
              </text:list-item>
              <text:list-item>
                <text:p text:style-name="P25">modify admin with password «admin»</text:p>
              </text:list-item>
              <text:list-item>
                <text:p text:style-name="P26">add basis of admin panel</text:p>
              </text:list-item>
              <text:list-item>
                <text:p text:style-name="P27">add allclient <text:span text:style-name="T2">→ view is working</text:span></text:p>
                <text:p text:style-name="P28"/>
              </text:list-item>
            </text:list>
          </table:table-cell>
          <table:table-cell table:style-name="Tableau1.B2" office:value-type="string">
            <text:list xml:id="list100641701951520" text:continue-numbering="true" text:style-name="L1">
              <text:list-item>
                <text:p text:style-name="P29">Modify css for the button delete</text:p>
              </text:list-item>
              <text:list-item>
                <text:p text:style-name="P29">Modify css for the button logout, adding a media quer<text:span text:style-name="T4">y </text:span></text:p>
              </text:list-item>
              <text:list-item>
                <text:p text:style-name="P30">add delete in user </text:p>
              </text:list-item>
              <text:list-item>
                <text:p text:style-name="P31">add disabled delete of admin</text:p>
              </text:list-item>
              <text:list-item>
                <text:p text:style-name="P46">help Julien</text:p>
              </text:list-item>
              <text:list-item>
                <text:p text:style-name="P32">working delete of users by admin</text:p>
              </text:list-item>
              <text:list-item>
                <text:p text:style-name="P33">add method post, modify and delete in articles controller </text:p>
              </text:list-item>
              <text:list-item>
                <text:p text:style-name="P48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3">Mercredi <text:span text:style-name="T1">08/04/2020</text:span></text:p>
          </table:table-cell>
          <table:table-cell table:style-name="Tableau1.B2" office:value-type="string">
            <text:p text:style-name="P3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481406868408057251" text:style-name="L2">
              <text:list-item>
                <text:p text:style-name="P50">I<text:span text:style-name="T5">mplement sellArticle class</text:span></text:p>
              </text:list-item>
              <text:list-item>
                <text:p text:style-name="P51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00641733569936" text:continue-numbering="true" text:style-name="L2">
              <text:list-item>
                <text:p text:style-name="P49">Garage JAVA</text:p>
              </text:list-item>
              <text:list-item>
                <text:p text:style-name="P47">Ask help to teachers</text:p>
              </text:list-item>
              <text:list-item>
                <text:p text:style-name="P34">Essai d implémenter la solution du prof</text:p>
                <text:p text:style-name="P34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3">Vendredi 10<text:span text:style-name="T1">/04/2020</text:span></text:p>
          </table:table-cell>
          <table:table-cell table:style-name="Tableau1.B2" office:value-type="string">
            <text:p text:style-name="P5">Week end</text:p>
          </table:table-cell>
        </table:table-row>
        <table:table-row table:style-name="Tableau1.6">
          <table:table-cell table:style-name="Tableau1.A2" office:value-type="string">
            <text:list xml:id="list7073959921876832334" text:style-name="L3">
              <text:list-item>
                <text:p text:style-name="P35">Ask teacher help. It worked</text:p>
              </text:list-item>
              <text:list-item>
                <text:p text:style-name="P21"><text:span text:style-name="T6">i</text:span><text:span text:style-name="T8">nit co DB in the constructor </text:span><text:span text:style-name="T7">to have it only one time.</text:span></text:p>
              </text:list-item>
              <text:list-item>
                <text:p text:style-name="P36">New bug, detail page of articles «Does not exists» … </text:p>
                <text:p text:style-name="P38"/>
              </text:list-item>
            </text:list>
          </table:table-cell>
          <table:table-cell table:style-name="Tableau1.B2" office:value-type="string">
            <text:list xml:id="list100640265038726" text:continue-numbering="true" text:style-name="L3">
              <text:list-item>
                <text:p text:style-name="P39">add post of the sellarticles with lastIndexId. Work ! </text:p>
              </text:list-item>
              <text:list-item>
                <text:p text:style-name="P41">Bug of modify info users corrected.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10">13</text:span>/04/2020</text:p>
          </table:table-cell>
          <table:table-cell table:style-name="Tableau2.B1" office:value-type="string">
            <text:p text:style-name="P4">Mardi <text:span text:style-name="T10">14</text:span>/04/2020</text:p>
          </table:table-cell>
        </table:table-row>
        <table:table-row table:style-name="Tableau2.2">
          <table:table-cell table:style-name="Tableau2.A2" office:value-type="string">
            <text:list xml:id="list531811494909744998" text:style-name="L4">
              <text:list-item>
                <text:p text:style-name="P42">Add delete of idUser in sellarticle when deleting a user. It delete the lign.</text:p>
              </text:list-item>
              <text:list-item>
                <text:p text:style-name="P43">Test of deleting articles in the same times. NOT working.</text:p>
              </text:list-item>
            </text:list>
          </table:table-cell>
          <table:table-cell table:style-name="Tableau2.B2" office:value-type="string">
            <text:list xml:id="list100640342952989" text:continue-numbering="true" text:style-name="L4">
              <text:list-item>
                <text:p text:style-name="P44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4">Mercredi <text:span text:style-name="T10">15</text:span><text:span text:style-name="T1">/04/2020</text:span></text:p>
          </table:table-cell>
          <table:table-cell table:style-name="Tableau2.B2" office:value-type="string">
            <text:p text:style-name="P4">Jeudi <text:span text:style-name="T10">16</text:span><text:span text:style-name="T1">/04/2020</text:span></text:p>
          </table:table-cell>
        </table:table-row>
        <table:table-row table:style-name="Tableau2.4">
          <table:table-cell table:style-name="Tableau2.A2" office:value-type="string">
            <text:list xml:id="list1766310114437760477" text:style-name="L5">
              <text:list-item>
                <text:p text:style-name="P52">Try to implement the edit of an article. Doesn’t work. </text:p>
              </text:list-item>
              <text:list-item>
                <text:p text:style-name="P52">Prof is connected → ask help</text:p>
              </text:list-item>
            </text:list>
          </table:table-cell>
          <table:table-cell table:style-name="Tableau2.B2" office:value-type="string">
            <text:list xml:id="list100641715175942" text:continue-numbering="true" text:style-name="L5">
              <text:list-item>
                <text:p text:style-name="P45">Try to implement edit of an article</text:p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4">Vendredi 1<text:span text:style-name="T10">7</text:span><text:span text:style-name="T1">/04/2020</text:span></text:p>
          </table:table-cell>
          <table:table-cell table:style-name="Tableau2.B2" office:value-type="string">
            <text:p text:style-name="P6">Week end</text:p>
          </table:table-cell>
        </table:table-row>
        <table:table-row table:style-name="Tableau2.6">
          <table:table-cell table:style-name="Tableau2.A2" office:value-type="string">
            <text:list xml:id="list559115145927135305" text:style-name="L7">
              <text:list-header>
                <text:p text:style-name="P37"/>
                <text:p text:style-name="P40"/>
              </text:list-header>
            </text:list>
          </table:table-cell>
          <table:table-cell table:style-name="Tableau2.B2" office:value-type="string">
            <text:p text:style-name="P7"/>
          </table:table-cell>
        </table:table-row>
      </table:table>
      <text:p text:style-name="P16"/>
      <text:p text:style-name="P18"/>
      <text:p text:style-name="P18">TODO</text:p>
      <text:p text:style-name="P20"/>
      <text:list xml:id="list8493967361559848481" text:style-name="L8">
        <text:list-item>
          <text:p text:style-name="P22"><text:span text:style-name="Source_20_Text"><text:span text:style-name="T9">Faire en sorte que lorsque quelqu’un créé son compte, il se connecte directement</text:span></text:span></text:p>
        </text:list-item>
      </text:list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16T10:06:39.562000000</dc:date>
    <meta:editing-duration>P1DT13H27M2S</meta:editing-duration>
    <meta:editing-cycles>66</meta:editing-cycles>
    <meta:generator>LibreOffice/5.2.7.2$Windows_x86 LibreOffice_project/2b7f1e640c46ceb28adf43ee075a6e8b8439ed10</meta:generator>
    <meta:document-statistic meta:table-count="2" meta:image-count="0" meta:object-count="0" meta:page-count="2" meta:paragraph-count="53" meta:word-count="319" meta:character-count="1667" meta:non-whitespace-character-count="1424"/>
  </office:meta>
</office:document-meta>
</file>